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gif" manifest:media-type="image/gif"/>
  <manifest:file-entry manifest:full-path="media/image3.gif" manifest:media-type="image/gif"/>
  <manifest:file-entry manifest:full-path="media/image4.gif" manifest:media-type="image/gif"/>
  <manifest:file-entry manifest:full-path="media/image5.gif" manifest:media-type="image/gif"/>
  <manifest:file-entry manifest:full-path="media/image6.gif" manifest:media-type="image/gif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85" style:parent-style-name="Graphics">
      <style:graphic-properties draw:fill="none" draw:stroke="none"/>
    </style:style>
    <style:style style:family="graphic" style:name="a386" style:parent-style-name="Graphics">
      <style:graphic-properties draw:fill="none" draw:stroke="non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rn Thin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rn Thin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rn Thin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rn Thin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rn Thin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rn Thin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rn Thin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rn Thin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rn Thin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rn Thin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rn Thin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rn Thin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rn Thin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rn Thin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 style:parent-style-name="Graphics">
      <style:graphic-properties draw:fill="none" draw:stroke="non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 style:parent-style-name="Graphics">
      <style:graphic-properties draw:fill="none" draw:stroke="none"/>
    </style:style>
    <style:style style:family="graphic" style:name="a414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383" style:parent-style-name="Graphics">
      <style:graphic-properties draw:fill="none" draw:stroke="none"/>
    </style:style>
    <style:style style:family="graphic" style:name="a384" style:parent-style-name="Graphics">
      <style:graphic-properties draw:fill="none" draw:stroke="none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draw:style-name="a381" draw:name="Image 4" svg:x="10.25095in" svg:y="3.22917in" svg:width="1.04167in" svg:height="1.04167in" style:rel-width="scale" style:rel-height="scale">
          <draw:image xlink:href="media/image1.gif" xlink:type="simple" xlink:show="embed" xlink:actuate="onLoad"/>
          <svg:title/>
          <svg:desc>Une image contenant intérieur, appareil, moniteur, assis

Description générée automatiquement</svg:desc>
        </draw:frame>
        <draw:frame draw:id="id64" draw:style-name="a382" draw:name="Image 6" svg:x="8.70897in" svg:y="3.22917in" svg:width="1.04167in" svg:height="1.04167in" style:rel-width="scale" style:rel-height="scale">
          <draw:image xlink:href="media/image2.gif" xlink:type="simple" xlink:show="embed" xlink:actuate="onLoad"/>
          <svg:title/>
          <svg:desc>Une image contenant horloge, dessin

Description générée automatiquement</svg:desc>
        </draw:frame>
        <draw:frame draw:id="id65" draw:style-name="a383" draw:name="Image 8" svg:x="2.54103in" svg:y="3.22917in" svg:width="1.04167in" svg:height="1.04167in" style:rel-width="scale" style:rel-height="scale">
          <draw:image xlink:href="media/image3.gif" xlink:type="simple" xlink:show="embed" xlink:actuate="onLoad"/>
          <svg:title/>
          <svg:desc>Une image contenant dessin, horloge

Description générée automatiquement</svg:desc>
        </draw:frame>
        <draw:frame draw:id="id66" draw:style-name="a384" draw:name="Image 10" svg:x="7.16698in" svg:y="3.22917in" svg:width="1.04167in" svg:height="1.04167in" style:rel-width="scale" style:rel-height="scale">
          <draw:image xlink:href="media/image4.gif" xlink:type="simple" xlink:show="embed" xlink:actuate="onLoad"/>
          <svg:title/>
          <svg:desc>Une image contenant ordinateur, clavier, tenant, horloge

Description générée automatiquement</svg:desc>
        </draw:frame>
        <draw:frame draw:id="id67" draw:style-name="a385" draw:name="Image 12" svg:x="4.08302in" svg:y="3.22917in" svg:width="1.04167in" svg:height="1.04167in" style:rel-width="scale" style:rel-height="scale">
          <draw:image xlink:href="media/image5.gif" xlink:type="simple" xlink:show="embed" xlink:actuate="onLoad"/>
          <svg:title/>
          <svg:desc>Une image contenant objet, table, dessin

Description générée automatiquement</svg:desc>
        </draw:frame>
        <draw:frame draw:id="id68" draw:style-name="a386" draw:name="Image 14" svg:x="5.625in" svg:y="3.22917in" svg:width="1.04167in" svg:height="1.04167in" style:rel-width="scale" style:rel-height="scale">
          <draw:image xlink:href="media/image6.gif" xlink:type="simple" xlink:show="embed" xlink:actuate="onLoad"/>
          <svg:title/>
          <svg:desc>Une image contenant horloge, pièce

Description générée automatiquement</svg:desc>
        </draw:frame>
        <draw:frame draw:id="id69" draw:style-name="a390" draw:name="ZoneTexte 15" svg:x="2.66375in" svg:y="4.41455in" svg:width="0.79624in" svg:height="0.40391in">
          <draw:text-box>
            <text:p text:style-name="a389" text:class-names="" text:cond-style-name=""><text:span text:style-name="a387" text:class-names="">Floor</text:span><text:span text:style-name="a388" text:class-names=""/></text:p>
          </draw:text-box>
          <svg:title/>
          <svg:desc/>
        </draw:frame>
        <draw:frame draw:id="id70" draw:style-name="a394" draw:name="ZoneTexte 16" svg:x="4.10931in" svg:y="4.41455in" svg:width="0.98908in" svg:height="0.40391in">
          <draw:text-box>
            <text:p text:style-name="a393" text:class-names="" text:cond-style-name=""><text:span text:style-name="a391" text:class-names="">Spikes</text:span><text:span text:style-name="a392" text:class-names=""/></text:p>
          </draw:text-box>
          <svg:title/>
          <svg:desc/>
        </draw:frame>
        <draw:frame draw:id="id71" draw:style-name="a400" draw:name="ZoneTexte 17" svg:x="5.66269in" svg:y="4.4122in" svg:width="0.96629in" svg:height="0.70684in">
          <draw:text-box>
            <text:p text:style-name="a396" text:class-names="" text:cond-style-name=""><text:span text:style-name="a395" text:class-names="">Magic</text:span></text:p>
            <text:p text:style-name="a399" text:class-names="" text:cond-style-name=""><text:span text:style-name="a397" text:class-names="">Hol</text:span><text:span text:style-name="a398" text:class-names="">e</text:span></text:p>
          </draw:text-box>
          <svg:title/>
          <svg:desc/>
        </draw:frame>
        <draw:frame draw:id="id72" draw:style-name="a406" draw:name="ZoneTexte 18" svg:x="7.05917in" svg:y="4.4122in" svg:width="1.2573in" svg:height="0.70684in">
          <draw:text-box>
            <text:p text:style-name="a402" text:class-names="" text:cond-style-name=""><text:span text:style-name="a401" text:class-names="">Trapped</text:span></text:p>
            <text:p text:style-name="a405" text:class-names="" text:cond-style-name=""><text:span text:style-name="a403" text:class-names="">Ches</text:span><text:span text:style-name="a404" text:class-names="">t</text:span></text:p>
          </draw:text-box>
          <svg:title/>
          <svg:desc/>
        </draw:frame>
        <draw:frame draw:id="id73" draw:style-name="a410" draw:name="ZoneTexte 19" svg:x="8.83869in" svg:y="4.41455in" svg:width="0.78222in" svg:height="0.40391in">
          <draw:text-box>
            <text:p text:style-name="a409" text:class-names="" text:cond-style-name=""><text:span text:style-name="a407" text:class-names="">Fairy</text:span><text:span text:style-name="a408" text:class-names=""/></text:p>
          </draw:text-box>
          <svg:title/>
          <svg:desc/>
        </draw:frame>
        <draw:frame draw:id="id74" draw:style-name="a414" draw:name="ZoneTexte 20" svg:x="10.40083in" svg:y="4.41455in" svg:width="0.7419in" svg:height="0.40391in">
          <draw:text-box>
            <text:p text:style-name="a413" text:class-names="" text:cond-style-name=""><text:span text:style-name="a411" text:class-names="">Wall</text:span><text:span text:style-name="a41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Antoine Caytan</meta:initial-creator>
    <dc:creator>Antoine Caytan</dc:creator>
    <meta:creation-date>2020-04-29T13:17:47Z</meta:creation-date>
    <dc:date>2020-04-29T13:21:59Z</dc:date>
    <meta:editing-cycles>1</meta:editing-cycles>
    <meta:editing-duration>PT0S</meta:editing-duration>
    <meta:document-statistic meta:paragraph-count="8" meta:word-count="8"/>
  </office:meta>
</office:document-meta>
</file>